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warven Caravan:</text:p>
      <text:p text:style-name="Standard"/>
      <text:p text:style-name="Standard">The dwarf merchant excitedly shows you their wares, “You will be most pleased, ser! We have many wares from Oronand and Norodag!” Her accent was thick from life under the mountains. Most of the tapestries depict dwarven legends and myths, but one is more simple, being only patterned. One of the tapestries, depicting the legend of the lost dwarf city Krosus, is woven from gemweave, a fabulous dwarven cloth whose fibers are made from actual gemstones. The tapestry has many magnificent colors, sapphire and emerald and ruby, opal and jade and diamond. The simple patterned one is woven from hardy cloth, and is adorned with beautiful patterns and angled swirls. Another tapestry's center depicts the dwarven legend of the Crown of Sorrow, which was said to have protected dwarven kings from the corruption of mind flayers. </text:p>
      <text:p text:style-name="Standard"><text:tab/>Many of the trinkets they have are dwarven versions of normal household items. The dwarven metalwork makes these items significantly stronger and cooler looking. This caravan has pots, plates, cutlery, cups, and bowls. They also have many dwarven children toys, and a dwarven puzzle cube. Ciel finds a clockwork cat-- a clockwork mechanism that is the size of, and behaves like a real cat. Except it isn't. It's gears and magic. Ciel likes it. There are a few other clockwork animals-- a rat, a bat, a toad. You find belts with strong magical auras that the caravan traders say increase your strength tenfold, and dwarven cloaks embroidered with gold and silver. The merchant, who names herself Hurdul, shows you a necklace with a brass bauble that she says will grant you good luck, and a bracer that has a mechanical arm that holds onto your weapon making it harder for you to be disarmed. You see dwarven goggles, and blacksmith's facemasks, finely woven bandanas and casks of dwarven drink.</text:p>
      <text:p text:style-name="Standard"><text:tab/>In general dwarves prefer bartering, as they have no shortage of precious metals, however they do take gold and silver and copper which they then spend on things in the cities. </text:p>
      <text:p text:style-name="Standard"/>
      <text:p text:style-name="Standard"/>
      <text:p text:style-name="Standard">Dark Forest</text:p>
      <text:p text:style-name="Standard"/>
      <text:p text:style-name="Standard"><text:tab/>There are only four demons, so you direct Ciel and Kazand to a frontal assault. You take out your darkwood spear and skirt towards the fiery demon with the ranseur. The demon lashes out, giving you a cut on your side before opening its mouth and spewing fire. You are able to turn away from the flame, the searing tongues only singeing you. You look down, and find that shimmering armor has appeared around you, the Mage Armor protecting you from the fire. A second demon comes up beside you, its stony hands clawing at your arm, ripping at your flesh and searing your wound. The demon wielding the mace moves for Ciel, quickly swinging the steel before he can dodge it. You turn, sinking your spear into the armed demon, holy light spreading from the wound, turning the fiery light that filled the stony cracks white with holy power. The demon is burned from inside, the stony husk falling the the ground, smoking. Ciel slashes his bastard sword across the stomach of the mace-wielding demon, the demon falling to the ground clutching the wound, fiery matter spilling out of it. The demon screams a loud, hollow scream before being consumed with holy light. The second demon attacking you lurches foreward, but trips on the stony husk of its brother. You jab your spear into its throat with ease, killing it. The last demon staggers toward Kazand, swinging its arms wildly, Kazand dodging each swing, his face completely blank. An arrow sprouts from between the eyes of the demon, and it slumps backwards, falling dead. Cinders fly upwards from singed leaves at your feet, and your arm aches. The fight seemed like an hour, though it only lasted twelve seconds. </text:p>
      <text:p text:style-name="Standard"/>
      <text:p text:style-name="Standard"><text:tab/>“We need to invest in some healing scrolls,” Ciel says, rubbing his side where the demon's mace hit.</text:p>
      <text:p text:style-name="Standard"/>
      <text:p text:style-name="Standard"/>
      <text:p text:style-name="Standard"><text:soft-page-break/></text:p>
      <text:p text:style-name="Standard"/>
      <text:p text:style-name="Standard"/>
      <text:p text:style-name="Standard"/>
      <text:p text:style-name="Standard">Round 1: Georg draws demonbane spear and moves toward ranseur demon, provoking AoO, getting hit for 6.</text:p>
      <text:p text:style-name="Standard"><text:tab/>Ciel casts Mage Armor on Georg</text:p>
      <text:p text:style-name="Standard"><text:tab/>Demons:<text:tab/>Demon 1 opens his mouth and spews fire at Georg, who dodges for half damage of 2</text:p>
      <text:p text:style-name="Standard"><text:tab/><text:tab/><text:tab/>Demon 2 attacks Georg with fiery hand for 4 and 1 fire damage</text:p>
      <text:p text:style-name="Standard"><text:tab/><text:tab/><text:tab/>Demon 3 moves toward Kazand and attacks, but Kazand dodges</text:p>
      <text:p text:style-name="Standard"><text:tab/><text:tab/><text:tab/>Demon 4 moves toward Ciel and attacks with mace for 5 damage</text:p>
      <text:p text:style-name="Standard"><text:tab/>Kazand shoots Demon 3 for 7 damage</text:p>
      <text:p text:style-name="Standard"/>
      <text:p text:style-name="Standard">Round 2: Georg stabs at Demon 1, spear killing Demon 1</text:p>
      <text:p text:style-name="Standard"><text:tab/>Ciel attacks Demon 4, killing it</text:p>
      <text:p text:style-name="Standard"><text:tab/>Demon 2 moves foreward and attacks Georg, however it trips over corpse and provokes AoO from Georg which hits for 14 damage, killing it</text:p>
      <text:p text:style-name="Standard"><text:tab/>Demon 3 attacks Kazand, but misses. </text:p>
      <text:p text:style-name="Standard"><text:tab/>Kazand fires arrow at Demon 3 for 4 damage, for total of 12 to Demon 3, killing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13T08:06:36.72</meta:creation-date>
    <dc:date>2015-07-13T10:22:50.66</dc:date>
    <dc:creator>Nolan Roth</dc:creator>
    <meta:editing-duration>PT4M59S</meta:editing-duration>
    <meta:editing-cycles>2</meta:editing-cycles>
    <meta:generator>OpenOffice/4.1.1$Win32 OpenOffice.org_project/411m6$Build-9775</meta:generator>
    <meta:document-statistic meta:table-count="0" meta:image-count="0" meta:object-count="0" meta:page-count="2" meta:paragraph-count="19" meta:word-count="796" meta:character-count="4579"/>
  </office:meta>
</office:document-meta>
</file>